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2eb3a" officeooo:paragraph-rsid="0012eb3a"/>
    </style:style>
    <style:style style:name="P2" style:family="paragraph" style:parent-style-name="Standard">
      <style:text-properties officeooo:paragraph-rsid="0011395f"/>
    </style:style>
    <style:style style:name="P3" style:family="paragraph" style:parent-style-name="Standard">
      <style:text-properties style:text-underline-style="solid" style:text-underline-width="auto" style:text-underline-color="font-color" officeooo:paragraph-rsid="0011395f"/>
    </style:style>
    <style:style style:name="P4" style:family="paragraph" style:parent-style-name="Standard">
      <style:text-properties style:text-underline-style="none" officeooo:rsid="0011395f" officeooo:paragraph-rsid="0011395f"/>
    </style:style>
    <style:style style:name="P5" style:family="paragraph" style:parent-style-name="Standard">
      <style:text-properties style:text-underline-style="none" officeooo:rsid="0012eb3a" officeooo:paragraph-rsid="0012eb3a"/>
    </style:style>
    <style:style style:name="P6" style:family="paragraph" style:parent-style-name="Standard">
      <style:text-properties style:text-underline-style="none" officeooo:rsid="0012eb3a" officeooo:paragraph-rsid="00158498"/>
    </style:style>
    <style:style style:name="P7" style:family="paragraph" style:parent-style-name="Standard">
      <style:text-properties officeooo:paragraph-rsid="0018a546"/>
    </style:style>
    <style:style style:name="P8" style:family="paragraph" style:parent-style-name="Standard">
      <style:text-properties officeooo:paragraph-rsid="0019a97e"/>
    </style:style>
    <style:style style:name="P9" style:family="paragraph" style:parent-style-name="Standard">
      <style:text-properties officeooo:paragraph-rsid="00228701"/>
    </style:style>
    <style:style style:name="P10" style:family="paragraph" style:parent-style-name="Standard">
      <style:text-properties officeooo:paragraph-rsid="0022f414"/>
    </style:style>
    <style:style style:name="P11" style:family="paragraph" style:parent-style-name="Standard">
      <style:text-properties officeooo:paragraph-rsid="00257f6b"/>
    </style:style>
    <style:style style:name="T1" style:family="text">
      <style:text-properties officeooo:rsid="0011395f"/>
    </style:style>
    <style:style style:name="T2" style:family="text">
      <style:text-properties fo:font-size="22pt" style:text-underline-style="solid" style:text-underline-width="auto" style:text-underline-color="font-color" fo:font-weight="bold" officeooo:rsid="0011395f" style:font-size-asian="22pt" style:font-weight-asian="bold" style:font-size-complex="22pt" style:font-weight-complex="bold"/>
    </style:style>
    <style:style style:name="T3" style:family="text">
      <style:text-properties officeooo:rsid="00143181"/>
    </style:style>
    <style:style style:name="T4" style:family="text">
      <style:text-properties officeooo:rsid="0014ebe3"/>
    </style:style>
    <style:style style:name="T5" style:family="text">
      <style:text-properties officeooo:rsid="00158498"/>
    </style:style>
    <style:style style:name="T6" style:family="text">
      <style:text-properties officeooo:rsid="00171bfe"/>
    </style:style>
    <style:style style:name="T7" style:family="text">
      <style:text-properties officeooo:rsid="0017a628"/>
    </style:style>
    <style:style style:name="T8" style:family="text">
      <style:text-properties officeooo:rsid="0019a97e"/>
    </style:style>
    <style:style style:name="T9" style:family="text">
      <style:text-properties style:text-underline-style="none" officeooo:rsid="0018a546"/>
    </style:style>
    <style:style style:name="T10" style:family="text">
      <style:text-properties style:text-underline-style="none" officeooo:rsid="0019a9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People</text:span></text:p>
      <text:p text:style-name="P3"/>
      <text:p text:style-name="P4">The primary users will consist of customers of the NHS both those who are referenced to this source and those who may find it on their own.</text:p>
      <text:p text:style-name="P5">Secondary stakeholders will consist of Project managers , web designers , fullstack developers , testers and people within the mental health profession at the NHS.</text:p>
      <text:p text:style-name="P5"/>
      <text:p text:style-name="P6">The website must be able to be used by non technical people as it is meant for the general public to have access to this product meaning that <text:span text:style-name="T3">we have to cater the UI to people who have no technical skills. We must therefore make it easy to navigate and interact with the product as well as intuitive. </text:span></text:p>
      <text:p text:style-name="P6"/>
      <text:p text:style-name="P6"><text:span text:style-name="T4">The end users will want an easy to navigate and familiar UI so we must be able to use a similar or the same style as the in house NHS website. </text:span><text:span text:style-name="T5">Developers will want to be able to make an easy to develop and maintain website as well as it not being to complex systems wise for quick debugging due to the limited time of the project. </text:span><text:span text:style-name="T6">The client will want an app that is effective to the goal in assisting with the aid seeking process within mental health </text:span><text:span text:style-name="T7">as well as an effective source to signpost people to.</text:span></text:p>
      <text:p text:style-name="P6"/>
      <text:p text:style-name="P7"><text:span text:style-name="T9">Users currently face a difficult system to try and receive mental health aid from due to the long wait times associated with trying to gain access to the resources. </text:span><text:span text:style-name="T10">This must be apart of the NHS Digital webspace so it can be easily accessed by end users allowing it to work cohesively with the rest of the NHS tech stack such as the NHS websites or Apps.</text:span></text:p>
      <text:p text:style-name="P7"><text:span text:style-name="T10"/></text:p>
      <text:p text:style-name="P7"><text:span text:style-name="T10"/></text:p>
      <text:p text:style-name="P7"><text:span text:style-name="T10"/></text:p>
      <text:p text:style-name="P8"><text:span text:style-name="T2">Activities</text:span></text:p>
      <text:p text:style-name="Standard"><text:s text:c="4"/>What are the key tasks or activities users need to perform with the system?</text:p>
      <text:p text:style-name="Standard"><text:s text:c="8"/>List the main actions or operations users will perform (e.g., submitting forms, generating reports).</text:p>
      <text:p text:style-name="Standard"><text:s text:c="4"/>What are the goals for these activities?</text:p>
      <text:p text:style-name="Standard"><text:s text:c="8"/>Define clear objectives (e.g., streamline the process, reduce error rates, improve collaboration).</text:p>
      <text:p text:style-name="Standard"><text:s text:c="4"/>What are the expected outcomes for each activity?</text:p>
      <text:p text:style-name="Standard"><text:s text:c="8"/>Specify measurable results (e.g., faster task completion time, better user satisfaction).</text:p>
      <text:p text:style-name="Standard"><text:s text:c="4"/>Are there any specific constraints related to these activities?</text:p>
      <text:p text:style-name="Standard"><text:s text:c="8"/>Identify factors like legal requirements, privacy concerns, or user-specific restrictions.</text:p>
      <text:p text:style-name="Standard"/>
      <text:p text:style-name="P10"><text:span text:style-name="T2">Context</text:span></text:p>
      <text:p text:style-name="Standard"><text:s text:c="4"/>What is the environment in which the system will be used?</text:p>
      <text:p text:style-name="Standard"><text:s text:c="8"/>Consider physical, technical, and organizational environments (e.g., office settings, mobile environments, internet connectivity).</text:p>
      <text:p text:style-name="Standard"><text:s text:c="4"/>What are the constraints imposed by the context?</text:p>
      <text:p text:style-name="Standard"><text:s text:c="8"/>Identify limitations like bandwidth, device limitations, physical settings, or work hours.</text:p>
      <text:p text:style-name="Standard"><text:s text:c="4"/>How will external factors (e.g., competitors, regulations) affect the system?</text:p>
      <text:p text:style-name="Standard"><text:s text:c="8"/>Discuss potential influences from external pressures (e.g., market trends, industry regulations).</text:p>
      <text:p text:style-name="Standard"><text:s text:c="4"/>What are the social or organizational contexts influencing the design?</text:p>
      <text:p text:style-name="Standard"><text:s text:c="8"/>Understand company culture, social norms, and the organizational structure that might impact system adoption.</text:p>
      <text:p text:style-name="P9"><text:soft-page-break/><text:span text:style-name="T2">Technologies</text:span></text:p>
      <text:p text:style-name="Standard"><text:s text:c="4"/>What are the technological tools, platforms, and frameworks involved?</text:p>
      <text:p text:style-name="Standard"><text:s text:c="8"/>Specify programming languages, development frameworks, third-party services, and hardware resources.</text:p>
      <text:p text:style-name="Standard"><text:s text:c="4"/>What technical constraints or dependencies must be considered?</text:p>
      <text:p text:style-name="Standard"><text:s text:c="8"/>List any restrictions on technology (e.g., legacy systems, hardware limitations).</text:p>
      <text:p text:style-name="Standard"><text:s text:c="4"/>What are the scalability and performance requirements?</text:p>
      <text:p text:style-name="Standard"><text:s text:c="8"/>Discuss the system's ability to handle increasing loads, grow with the user base, and meet performance benchmarks.</text:p>
      <text:p text:style-name="Standard"><text:s text:c="4"/>How does the technology align with user needs and goals?</text:p>
      <text:p text:style-name="Standard"><text:s text:c="8"/>Ensure that the technology choices support both the activities users need to perform and the goals they want to achieve.</text:p>
      <text:p text:style-name="Standard"><text:s text:c="4"/>What security and privacy concerns must be addressed?</text:p>
      <text:p text:style-name="Standard"><text:s text:c="8"/>Consider how sensitive data will be protected and ensure the system meets compliance requirements.</text:p>
      <text:p text:style-name="Standard"/>
      <text:p text:style-name="P11"><text:span text:style-name="T2">Summary</text:span></text:p>
      <text:p text:style-name="Standard"><text:s text:c="4"/>Key Findings:</text:p>
      <text:p text:style-name="Standard"><text:s text:c="8"/>Summarize the most important points about the people, activities, context, and technologies that will affect the project.</text:p>
      <text:p text:style-name="Standard"><text:s text:c="4"/>Risks/Challenges:</text:p>
      <text:p text:style-name="Standard"><text:s text:c="8"/>Identify potential risks that might arise in terms of user adoption, technical hurdles, or contextual constraints.</text:p>
      <text:p text:style-name="Standard"><text:s text:c="4"/>Opportunities:</text:p>
      <text:p text:style-name="Standard"><text:s text:c="8"/>Highlight any opportunities for improvement, innovation, or optimization identified during the analy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2eb3a" officeooo:paragraph-rsid="0012eb3a"/>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Pact Analysis Written by Cameron Haynes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13:13:01.168398550</meta:creation-date>
    <dc:date>2025-02-05T13:29:56.437974320</dc:date>
    <meta:editing-duration>PT16M45S</meta:editing-duration>
    <meta:editing-cycles>18</meta:editing-cycles>
    <meta:generator>LibreOffice/24.2.7.2$Linux_X86_64 LibreOffice_project/420$Build-2</meta:generator>
    <meta:document-statistic meta:table-count="0" meta:image-count="0" meta:object-count="0" meta:page-count="2" meta:paragraph-count="43" meta:word-count="622" meta:character-count="4208" meta:non-whitespace-character-count="3435"/>
  </office:meta>
</office:document-meta>
</file>